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7D0EA567EAE0267F760.png" manifest:media-type="image/png"/>
  <manifest:file-entry manifest:full-path="Pictures/100002010000010A00000070CA2E2FCFFBA05A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svg:stroke-color="#000000" draw:marker-start-width="0cm" draw:marker-end-width="0cm" draw:fill="none" draw:textarea-vertical-align="middle" fo:padding-top="0.201cm" fo:padding-bottom="0.201cm" fo:padding-left="0.326cm" fo:padding-right="0.326cm" draw:shadow="hidden"/>
    </style:style>
    <style:style style:name="gr3" style:family="graphic" style:parent-style-name="objectwithoutfill">
      <style:graphic-properties svg:stroke-width="0.051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6" style:family="graphic" style:parent-style-name="objectwithoutfill">
      <style:graphic-properties draw:stroke="dash" draw:stroke-dash="Fine_20_Dashed"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withoutfill">
      <style:graphic-properties draw:stroke="dash" draw:stroke-dash="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102cm" svg:stroke-color="#2c001e" draw:marker-start-width="0.509cm" draw:marker-end-width="0.509cm" draw:fill="none" draw:textarea-horizontal-align="justify" draw:textarea-vertical-align="middle" draw:auto-grow-height="false" fo:min-height="1.68cm" fo:min-width="2.192cm" fo:padding-top="0.176cm" fo:padding-bottom="0.176cm" fo:padding-left="0.301cm" fo:padding-right="0.301cm"/>
    </style:style>
    <style:style style:name="gr1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width="0.102cm" svg:stroke-color="#2c001e" draw:marker-start-width="0.509cm" draw:marker-end-width="0.509cm" draw:fill="none" draw:textarea-horizontal-align="justify" draw:textarea-vertical-align="middle" draw:auto-grow-height="false" fo:min-height="0.664cm" fo:min-width="2.192cm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2c001e" draw:marker-start-width="0.509cm" draw:marker-end-width="0.509cm" draw:fill="none" draw:textarea-horizontal-align="justify" draw:textarea-vertical-align="middle" draw:auto-grow-height="false" fo:min-height="1.086cm" fo:min-width="1.374cm" fo:padding-top="0.176cm" fo:padding-bottom="0.176cm" fo:padding-left="0.301cm" fo:padding-right="0.301cm"/>
    </style:style>
    <style:style style:name="gr17" style:family="graphic" style:parent-style-name="objectwithoutfill">
      <style:graphic-properties draw:stroke="dash" draw:stroke-dash="Fine_20_Dashed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2c001e" draw:marker-start-width="0.509cm" draw:marker-end-width="0.509cm" draw:fill="none" draw:textarea-horizontal-align="justify" draw:textarea-vertical-align="middle" draw:auto-grow-height="false" fo:min-height="9.3cm" fo:min-width="20.226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="none"/>
      <style:paragraph-properties fo:text-align="center"/>
      <style:text-properties fo:font-size="11pt" fo:font-weight="bold" style:font-size-asian="18pt" style:font-size-complex="18pt"/>
    </style:style>
    <style:style style:name="T1" style:family="text">
      <style:text-properties fo:font-size="20pt" fo:font-weight="bold" style:font-size-asian="18pt" style:font-size-complex="18pt"/>
    </style:style>
    <style:style style:name="T2" style:family="text">
      <style:text-properties fo:font-size="11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414cm" svg:height="1.016cm" svg:x="3.302cm" svg:y="2.84cm">
          <draw:image xlink:href="Pictures/100002010000010A00000070CA2E2FCFFBA05A30.png" xlink:type="simple" xlink:show="embed" xlink:actuate="onLoad">
            <text:p/>
          </draw:image>
        </draw:frame>
        <draw:frame draw:style-name="gr1" draw:text-style-name="P1" draw:layer="layout" svg:width="2.286cm" svg:height="2.286cm" svg:x="10.414cm" svg:y="1.778cm">
          <draw:image xlink:href="Pictures/10000201000007D0000007D0EA567EAE0267F760.png" xlink:type="simple" xlink:show="embed" xlink:actuate="onLoad">
            <text:p/>
          </draw:image>
        </draw:frame>
        <draw:line draw:style-name="gr2" draw:text-style-name="P1" draw:layer="layout" svg:x1="11.688cm" svg:y1="3.81cm" svg:x2="11.684cm" svg:y2="16.256cm">
          <text:p/>
        </draw:line>
        <draw:line draw:style-name="gr2" draw:text-style-name="P1" draw:layer="layout" svg:x1="4.356cm" svg:y1="3.81cm" svg:x2="4.352cm" svg:y2="16.256cm">
          <text:p/>
        </draw:line>
        <draw:line draw:style-name="gr3" draw:text-style-name="P1" draw:layer="layout" svg:x1="4.356cm" svg:y1="4.582cm" svg:x2="11.697cm" svg:y2="4.582cm">
          <text:p/>
        </draw:line>
        <draw:line draw:style-name="gr3" draw:text-style-name="P1" draw:layer="layout" svg:x1="11.684cm" svg:y1="5.842cm" svg:x2="4.343cm" svg:y2="5.842cm">
          <text:p/>
        </draw:line>
        <draw:line draw:style-name="gr3" draw:text-style-name="P1" draw:layer="layout" svg:x1="11.667cm" svg:y1="7.202cm" svg:x2="4.326cm" svg:y2="7.164cm">
          <text:p/>
        </draw:line>
        <draw:line draw:style-name="gr3" draw:text-style-name="P1" draw:layer="layout" svg:x1="4.344cm" svg:y1="8.382cm" svg:x2="11.685cm" svg:y2="8.382cm">
          <text:p/>
        </draw:line>
        <draw:line draw:style-name="gr3" draw:text-style-name="P1" draw:layer="layout" svg:x1="11.681cm" svg:y1="9.785cm" svg:x2="4.34cm" svg:y2="9.747cm">
          <text:p/>
        </draw:line>
        <draw:line draw:style-name="gr3" draw:text-style-name="P1" draw:layer="layout" svg:x1="11.681cm" svg:y1="14.585cm" svg:x2="4.34cm" svg:y2="14.547cm">
          <text:p/>
        </draw:line>
        <draw:line draw:style-name="gr3" draw:text-style-name="P1" draw:layer="layout" svg:x1="11.695cm" svg:y1="12.968cm" svg:x2="4.354cm" svg:y2="12.93cm">
          <text:p/>
        </draw:line>
        <draw:frame draw:style-name="gr4" draw:text-style-name="P2" draw:layer="layout" svg:width="3.048cm" svg:height="0.962cm" svg:x="6.35cm" svg:y="3.61cm">
          <draw:text-box>
            <text:p>Hello (0)</text:p>
          </draw:text-box>
        </draw:frame>
        <draw:frame draw:style-name="gr4" draw:text-style-name="P2" draw:layer="layout" svg:width="3.048cm" svg:height="0.962cm" svg:x="6.35cm" svg:y="4.91cm">
          <draw:text-box>
            <text:p>Hello (0)</text:p>
          </draw:text-box>
        </draw:frame>
        <draw:frame draw:style-name="gr5" draw:text-style-name="P2" draw:layer="layout" svg:width="7.332cm" svg:height="0.992cm" svg:x="4.856cm" svg:y="6.21cm">
          <draw:text-box>
            <text:p>Features Request (5)</text:p>
          </draw:text-box>
        </draw:frame>
        <draw:frame draw:style-name="gr5" draw:text-style-name="P2" draw:layer="layout" svg:width="7.332cm" svg:height="0.992cm" svg:x="4.856cm" svg:y="7.41cm">
          <draw:text-box>
            <text:p>Features Reply (6)</text:p>
          </draw:text-box>
        </draw:frame>
        <draw:frame draw:style-name="gr5" draw:text-style-name="P2" draw:layer="layout" svg:width="7.332cm" svg:height="0.992cm" svg:x="4.856cm" svg:y="8.81cm">
          <draw:text-box>
            <text:p>Flow Mode (14)</text:p>
          </draw:text-box>
        </draw:frame>
        <draw:line draw:style-name="gr3" draw:text-style-name="P1" draw:layer="layout" svg:x1="4.332cm" svg:y1="11.482cm" svg:x2="11.673cm" svg:y2="11.482cm">
          <text:p/>
        </draw:line>
        <draw:frame draw:style-name="gr5" draw:text-style-name="P2" draw:layer="layout" svg:width="7.332cm" svg:height="0.992cm" svg:x="4.856cm" svg:y="10.51cm">
          <draw:text-box>
            <text:p>Packet In (10)</text:p>
          </draw:text-box>
        </draw:frame>
        <draw:frame draw:style-name="gr5" draw:text-style-name="P2" draw:layer="layout" svg:width="7.332cm" svg:height="0.992cm" svg:x="4.856cm" svg:y="12.01cm">
          <draw:text-box>
            <text:p>Flow Mod (14)</text:p>
          </draw:text-box>
        </draw:frame>
        <draw:frame draw:style-name="gr5" draw:text-style-name="P2" draw:layer="layout" svg:width="7.332cm" svg:height="0.992cm" svg:x="4.856cm" svg:y="13.61cm">
          <draw:text-box>
            <text:p>Packet Out (13)</text:p>
          </draw:text-box>
        </draw:frame>
        <draw:line draw:style-name="gr6" draw:text-style-name="P1" draw:layer="layout" svg:x1="7.62cm" svg:y1="14.986cm" svg:x2="7.62cm" svg:y2="16.764cm">
          <text:p/>
        </draw:line>
        <draw:frame draw:style-name="gr5" draw:text-style-name="P2" draw:layer="layout" svg:width="7.332cm" svg:height="0.992cm" svg:x="4.856cm" svg:y="17.11cm">
          <draw:text-box>
            <text:p>Connection interrupt</text:p>
          </draw:text-box>
        </draw:frame>
        <draw:frame draw:style-name="gr4" draw:text-style-name="P2" draw:layer="layout" svg:width="3.048cm" svg:height="0.962cm" svg:x="3.25cm" svg:y="1.71cm">
          <draw:text-box>
            <text:p>Switch</text:p>
          </draw:text-box>
        </draw:frame>
        <draw:frame draw:style-name="gr7" draw:text-style-name="P2" draw:layer="layout" svg:width="3.746cm" svg:height="1.673cm" svg:x="10.16cm" svg:y="1.01cm">
          <draw:text-box>
            <text:p>Controller</text:p>
          </draw:text-box>
        </draw:frame>
        <draw:frame draw:style-name="gr7" draw:text-style-name="P3" draw:layer="layout" svg:width="6.038cm" svg:height="1.673cm" svg:x="16.06cm" svg:y="2.137cm">
          <draw:text-box>
            <text:p><text:span text:style-name="T1">Ruy for status</text:span></text:p>
          </draw:text-box>
        </draw:frame>
        <draw:line draw:style-name="gr8" draw:text-style-name="P1" draw:layer="layout" svg:x1="3.556cm" svg:y1="6.096cm" svg:x2="22.606cm" svg:y2="6.096cm">
          <text:p/>
        </draw:line>
        <draw:line draw:style-name="gr8" draw:text-style-name="P1" draw:layer="layout" svg:x1="3.556cm" svg:y1="10.096cm" svg:x2="22.606cm" svg:y2="10.096cm">
          <text:p/>
        </draw:line>
        <draw:line draw:style-name="gr8" draw:text-style-name="P1" draw:layer="layout" svg:x1="3.556cm" svg:y1="16.296cm" svg:x2="22.606cm" svg:y2="16.296cm">
          <text:p/>
        </draw:line>
        <draw:frame draw:style-name="gr4" draw:text-style-name="P2" draw:layer="layout" svg:width="8.996cm" svg:height="0.962cm" svg:x="14.372cm" svg:y="4.626cm">
          <draw:text-box>
            <text:p>HANDSHAKE_DISPATCHER</text:p>
          </draw:text-box>
        </draw:frame>
        <draw:frame draw:style-name="gr4" draw:text-style-name="P2" draw:layer="layout" svg:width="8.996cm" svg:height="0.962cm" svg:x="14.372cm" svg:y="7.626cm">
          <draw:text-box>
            <text:p>CONFIG_DISPATCHER</text:p>
          </draw:text-box>
        </draw:frame>
        <draw:frame draw:style-name="gr4" draw:text-style-name="P2" draw:layer="layout" svg:width="8.996cm" svg:height="0.962cm" svg:x="15.772cm" svg:y="12.726cm">
          <draw:text-box>
            <text:p>MAIN_DISPATCHER</text:p>
          </draw:text-box>
        </draw:frame>
        <draw:frame draw:style-name="gr4" draw:text-style-name="P2" draw:layer="layout" svg:width="8.996cm" svg:height="0.962cm" svg:x="14.372cm" svg:y="17.226cm">
          <draw:text-box>
            <text:p>DEAD_DISPATCHER</text:p>
          </draw:text-box>
        </draw:frame>
        <draw:line draw:style-name="gr9" draw:text-style-name="P4" draw:layer="layout" svg:x1="11.938cm" svg:y1="6.21cm" svg:x2="11.938cm" svg:y2="9.802cm">
          <text:p/>
        </draw:line>
        <draw:frame draw:style-name="gr7" draw:text-style-name="P2" draw:layer="layout" svg:width="2.268cm" svg:height="1.673cm" svg:x="11.938cm" svg:y="7.202cm">
          <draw:text-box>
            <text:p>Initial</text:p>
            <text:p>setup</text:p>
          </draw:text-box>
        </draw:frame>
        <draw:line draw:style-name="gr9" draw:text-style-name="P4" draw:layer="layout" svg:x1="11.938cm" svg:y1="10.21cm" svg:x2="11.938cm" svg:y2="16.256cm">
          <text:p/>
        </draw:line>
        <draw:frame draw:style-name="gr10" draw:text-style-name="P2" draw:layer="layout" svg:width="3.048cm" svg:height="2.384cm" svg:x="11.938cm" svg:y="12.303cm">
          <draw:text-box>
            <text:p>Running</text:p>
            <text:p>setup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2" draw:text-style-name="P7" draw:layer="layout" svg:width="2.794cm" svg:height="2.032cm" svg:x="3.556cm" svg:y="9.503cm">
          <text:p text:style-name="P6"><text:span text:style-name="T2">Control plane</text:span></text:p>
          <text:p text:style-name="P6"><text:span text:style-name="T2"/></text:p>
          <text:p text:style-name="P6"><text:span text:style-name="T2">Data plane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3.556cm" svg:y1="10.519cm" svg:x2="6.35cm" svg:y2="10.519cm">
          <text:p/>
        </draw:line>
        <draw:custom-shape draw:style-name="gr12" draw:text-style-name="P7" draw:layer="layout" svg:width="2.794cm" svg:height="2.032cm" svg:x="6.096cm" svg:y="5.439cm">
          <text:p text:style-name="P6"><text:span text:style-name="T2">Control plane</text:span></text:p>
          <text:p text:style-name="P6"><text:span text:style-name="T2"/></text:p>
          <text:p text:style-name="P6"><text:span text:style-name="T2">Data plane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6.096cm" svg:y1="6.455cm" svg:x2="8.89cm" svg:y2="6.455cm">
          <text:p/>
        </draw:line>
        <draw:custom-shape draw:style-name="gr12" draw:text-style-name="P7" draw:layer="layout" svg:width="2.794cm" svg:height="2.032cm" svg:x="8.89cm" svg:y="9.503cm">
          <text:p text:style-name="P6"><text:span text:style-name="T2">Control plane</text:span></text:p>
          <text:p text:style-name="P6"><text:span text:style-name="T2"/></text:p>
          <text:p text:style-name="P6"><text:span text:style-name="T2">Data plane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89cm" svg:y1="10.519cm" svg:x2="11.684cm" svg:y2="10.519cm">
          <text:p/>
        </draw:line>
        <draw:line draw:style-name="gr13" draw:text-style-name="P1" draw:layer="layout" svg:x1="4.826cm" svg:y1="9.503cm" svg:x2="7.112cm" svg:y2="7.471cm">
          <text:p/>
        </draw:line>
        <draw:line draw:style-name="gr13" draw:text-style-name="P1" draw:layer="layout" svg:x1="10.414cm" svg:y1="9.503cm" svg:x2="7.874cm" svg:y2="7.471cm">
          <text:p/>
        </draw:line>
        <draw:line draw:style-name="gr13" draw:text-style-name="P1" draw:layer="layout" svg:x1="8.89cm" svg:y1="10.773cm" svg:x2="6.35cm" svg:y2="10.773cm">
          <text:p/>
        </draw:line>
        <draw:frame draw:style-name="gr7" draw:text-style-name="P2" draw:layer="layout" svg:width="2.794cm" svg:height="1.673cm" svg:x="4.572cm" svg:y="12.551cm">
          <draw:text-box>
            <text:p>Switch</text:p>
          </draw:text-box>
        </draw:frame>
        <draw:line draw:style-name="gr14" draw:text-style-name="P1" draw:layer="layout" svg:x1="5.588cm" svg:y1="12.805cm" svg:x2="5.08cm" svg:y2="11.789cm">
          <text:p/>
        </draw:line>
        <draw:custom-shape draw:style-name="gr15" draw:text-style-name="P7" draw:layer="layout" svg:width="2.794cm" svg:height="1.016cm" svg:x="14.47cm" svg:y="11.684cm">
          <text:p text:style-name="P6"><text:span text:style-name="T2">Data plane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5.74cm" svg:y1="11.684cm" svg:x2="18.026cm" svg:y2="9.144cm">
          <text:p/>
        </draw:line>
        <draw:line draw:style-name="gr13" draw:text-style-name="P1" draw:layer="layout" svg:x1="21.836cm" svg:y1="11.684cm" svg:x2="19.296cm" svg:y2="9.144cm">
          <text:p/>
        </draw:line>
        <draw:line draw:style-name="gr13" draw:text-style-name="P1" draw:layer="layout" svg:x1="20.058cm" svg:y1="12.192cm" svg:x2="17.264cm" svg:y2="12.192cm">
          <text:p/>
        </draw:line>
        <draw:frame draw:style-name="gr7" draw:text-style-name="P2" draw:layer="layout" svg:width="3.302cm" svg:height="1.673cm" svg:x="20.566cm" svg:y="7.366cm">
          <draw:text-box>
            <text:p>Controller</text:p>
          </draw:text-box>
        </draw:frame>
        <draw:custom-shape draw:style-name="gr15" draw:text-style-name="P7" draw:layer="layout" svg:width="2.794cm" svg:height="1.016cm" svg:x="17.01cm" svg:y="8.128cm">
          <text:p text:style-name="P6"><text:span text:style-name="T2">Data plane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794cm" svg:height="1.016cm" svg:x="20.058cm" svg:y="11.684cm">
          <text:p text:style-name="P6"><text:span text:style-name="T2">Data plane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794cm" svg:height="2.032cm" svg:x="17.01cm" svg:y="5.08cm">
          <text:p text:style-name="P4">Control</text:p>
          <text:p text:style-name="P4">pla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1.328cm" svg:y1="7.366cm" svg:x2="20.058cm" svg:y2="6.35cm">
          <text:p/>
        </draw:line>
        <draw:line draw:style-name="gr14" draw:text-style-name="P1" draw:layer="layout" svg:x1="17.518cm" svg:y1="13.462cm" svg:x2="16.756cm" svg:y2="12.954cm">
          <text:p/>
        </draw:line>
        <draw:line draw:style-name="gr17" draw:text-style-name="P1" draw:layer="layout" svg:x1="14.724cm" svg:y1="11.684cm" svg:x2="17.01cm" svg:y2="6.35cm">
          <text:p/>
        </draw:line>
        <draw:line draw:style-name="gr17" draw:text-style-name="P1" draw:layer="layout" svg:x1="18.534cm" svg:y1="8.128cm" svg:x2="18.534cm" svg:y2="7.112cm">
          <text:p/>
        </draw:line>
        <draw:line draw:style-name="gr17" draw:text-style-name="P1" draw:layer="layout" svg:x1="22.344cm" svg:y1="11.684cm" svg:x2="19.804cm" svg:y2="6.35cm">
          <text:p/>
        </draw:line>
        <draw:frame draw:style-name="gr7" draw:text-style-name="P2" draw:layer="layout" svg:width="2.794cm" svg:height="1.673cm" svg:x="17.418cm" svg:y="13.208cm">
          <draw:text-box>
            <text:p>Switch</text:p>
          </draw:text-box>
        </draw:frame>
        <draw:custom-shape draw:style-name="gr18" draw:text-style-name="P1" draw:layer="layout" svg:width="20.828cm" svg:height="9.652cm" svg:x="3.048cm" svg:y="4.726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208cm" svg:y1="4.726cm" svg:x2="13.208cm" svg:y2="14.378cm">
          <text:p/>
        </draw:line>
        <draw:frame draw:style-name="gr4" draw:text-style-name="P2" draw:layer="layout" svg:width="1.524cm" svg:height="0.962cm" svg:x="3.156cm" svg:y="4.826cm">
          <draw:text-box>
            <text:p>(a)</text:p>
          </draw:text-box>
        </draw:frame>
        <draw:frame draw:style-name="gr4" draw:text-style-name="P2" draw:layer="layout" svg:width="1.524cm" svg:height="0.962cm" svg:x="13.308cm" svg:y="4.88cm">
          <draw:text-box>
            <text:p>(b)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9:58:16.240790078</meta:creation-date>
    <dc:date>2018-06-12T11:29:14.535667051</dc:date>
    <meta:editing-duration>PT11M</meta:editing-duration>
    <meta:editing-cycles>4</meta:editing-cycles>
    <meta:generator>LibreOffice/5.1.6.2$Linux_X86_64 LibreOffice_project/10m0$Build-2</meta:generator>
    <meta:document-statistic meta:object-count="90"/>
  </office:meta>
</office:document-meta>
</file>